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Mono" svg:font-family="RobotoMono"/>
    <style:font-face style:name="RobotoMono1" svg:font-family="RobotoMono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2" style:family="text">
      <style:text-properties fo:color="#000000" loext:opacity="100%"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T3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4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5" style:family="text">
      <style:text-properties fo:color="#188038" loext:opacity="100%" style:font-name="RobotoMono" fo:font-size="11pt" fo:font-weight="normal" style:font-size-asian="11pt" style:font-weight-asian="normal" style:font-name-complex="RobotoMono" style:font-size-complex="11pt" style:font-weight-complex="normal"/>
    </style:style>
    <style:style style:name="T6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7" style:family="text">
      <style:text-properties fo:color="#188038" loext:opacity="100%" style:font-name="RobotoMono" fo:font-size="11pt" fo:font-weight="bold" style:font-size-asian="11pt" style:font-weight-asian="bold" style:font-name-complex="RobotoMono" style:font-size-complex="11pt" style:font-weight-complex="bold"/>
    </style:style>
    <style:style style:name="T8" style:family="text">
      <style:text-properties fo:color="#000000" loext:opacity="100%" style:font-name="Arial1" fo:font-size="11pt" fo:font-style="italic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9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6.365cm" svg:height="0.513cm" svg:x="2.54cm" svg:y="3.049cm">
          <draw:text-box>
            <text:p text:style-name="P2"><text:span text:style-name="T1">Proposta A: App R+Cidades <text:s/></text:span></text:p>
          </draw:text-box>
        </draw:frame>
        <draw:frame draw:style-name="gr3" draw:text-style-name="P4" draw:layer="layout" svg:width="16.152cm" svg:height="0.556cm" svg:x="2.54cm" svg:y="4.151cm">
          <draw:text-box>
            <text:p text:style-name="P2"><text:span text:style-name="T2">Este documento consolida a estratégia, estrutura e plano de ação para a </text:span></text:p>
          </draw:text-box>
        </draw:frame>
        <draw:frame draw:style-name="gr3" draw:text-style-name="P4" draw:layer="layout" svg:width="15.056cm" svg:height="0.556cm" svg:x="2.54cm" svg:y="4.804cm">
          <draw:text-box>
            <text:p text:style-name="P2"><text:span text:style-name="T2">Proposta A do aplicativo R+Cidades, com base nos artefatos de UX </text:span></text:p>
          </draw:text-box>
        </draw:frame>
        <draw:frame draw:style-name="gr3" draw:text-style-name="P4" draw:layer="layout" svg:width="14.958cm" svg:height="0.556cm" svg:x="2.54cm" svg:y="5.457cm">
          <draw:text-box>
            <text:p text:style-name="P2"><text:span text:style-name="T2">(Personas, Jornadas), no modelo de banco de dados (schema v3.0 </text:span></text:p>
          </draw:text-box>
        </draw:frame>
        <draw:frame draw:style-name="gr3" draw:text-style-name="P4" draw:layer="layout" svg:width="7.618cm" svg:height="0.556cm" svg:x="2.54cm" svg:y="6.11cm">
          <draw:text-box>
            <text:p text:style-name="P2"><text:span text:style-name="T2">Híbrido) e no protótipo navegável. </text:span></text:p>
          </draw:text-box>
        </draw:frame>
        <draw:frame draw:style-name="gr4" draw:text-style-name="P5" draw:layer="layout" svg:width="8.82cm" svg:height="0.433cm" svg:x="2.54cm" svg:y="7.183cm">
          <draw:text-box>
            <text:p text:style-name="P2"><text:span text:style-name="T3">1. Ideação e Estrutura do Aplicativo (Revisado) </text:span></text:p>
          </draw:text-box>
        </draw:frame>
        <draw:frame draw:style-name="gr4" draw:text-style-name="P5" draw:layer="layout" svg:width="14.052cm" svg:height="0.433cm" svg:x="2.54cm" svg:y="8.119cm">
          <draw:text-box>
            <text:p text:style-name="P2"><text:span text:style-name="T4">Nossa proposta implementa um </text:span><text:span text:style-name="T3">modelo híbrido</text:span><text:span text:style-name="T4"> que combina a agilidade de um </text:span></text:p>
          </draw:text-box>
        </draw:frame>
        <draw:frame draw:style-name="gr4" draw:text-style-name="P5" draw:layer="layout" svg:width="15.792cm" svg:height="0.433cm" svg:x="2.54cm" svg:y="8.632cm">
          <draw:text-box>
            <text:p text:style-name="P2"><text:span text:style-name="T4">marketplace P2P com a robustez de um Banco de Materiais centralizado. A base técnica é </text:span></text:p>
          </draw:text-box>
        </draw:frame>
        <draw:frame draw:style-name="gr4" draw:text-style-name="P5" draw:layer="layout" svg:width="0.387cm" svg:height="0.433cm" svg:x="2.54cm" svg:y="9.188cm">
          <draw:text-box>
            <text:p text:style-name="P2"><text:span text:style-name="T4">o </text:span></text:p>
          </draw:text-box>
        </draw:frame>
        <draw:frame draw:style-name="gr4" draw:text-style-name="P5" draw:layer="layout" svg:width="2.208cm" svg:height="0.454cm" svg:x="2.863cm" svg:y="9.179cm">
          <draw:text-box>
            <text:p text:style-name="P2"><text:span text:style-name="T5">schema.sql</text:span></text:p>
          </draw:text-box>
        </draw:frame>
        <draw:frame draw:style-name="gr4" draw:text-style-name="P5" draw:layer="layout" svg:width="6.466cm" svg:height="0.433cm" svg:x="5.19cm" svg:y="9.188cm">
          <draw:text-box>
            <text:p text:style-name="P2"><text:span text:style-name="T4"><text:s/></text:span><text:span text:style-name="T4">v3.0, que suporta este ecossistema. </text:span></text:p>
          </draw:text-box>
        </draw:frame>
        <draw:frame draw:style-name="gr5" draw:text-style-name="P6" draw:layer="layout" svg:width="7.986cm" svg:height="0.395cm" svg:x="2.54cm" svg:y="10.156cm">
          <draw:text-box>
            <text:p text:style-name="P2"><text:span text:style-name="T6">1.1. Lista de Funcionalidades Essenciais (MVP) </text:span></text:p>
          </draw:text-box>
        </draw:frame>
        <draw:frame draw:style-name="gr4" draw:text-style-name="P5" draw:layer="layout" svg:width="14.632cm" svg:height="0.433cm" svg:x="2.54cm" svg:y="11.047cm">
          <draw:text-box>
            <text:p text:style-name="P2"><text:span text:style-name="T4">As funcionalidades abaixo são extraídas diretamente do nosso banco de dados final </text:span></text:p>
          </draw:text-box>
        </draw:frame>
        <draw:frame draw:style-name="gr4" draw:text-style-name="P5" draw:layer="layout" svg:width="0.387cm" svg:height="0.433cm" svg:x="2.54cm" svg:y="11.603cm">
          <draw:text-box>
            <text:p text:style-name="P2"><text:span text:style-name="T4">(</text:span></text:p>
          </draw:text-box>
        </draw:frame>
        <draw:frame draw:style-name="gr4" draw:text-style-name="P5" draw:layer="layout" svg:width="2.208cm" svg:height="0.454cm" svg:x="2.669cm" svg:y="11.594cm">
          <draw:text-box>
            <text:p text:style-name="P2"><text:span text:style-name="T5">schema.sql</text:span></text:p>
          </draw:text-box>
        </draw:frame>
        <draw:frame draw:style-name="gr4" draw:text-style-name="P5" draw:layer="layout" svg:width="3.693cm" svg:height="0.433cm" svg:x="4.996cm" svg:y="11.603cm">
          <draw:text-box>
            <text:p text:style-name="P2"><text:span text:style-name="T4"><text:s/></text:span><text:span text:style-name="T4">v3.0) e do protótipo. </text:span></text:p>
          </draw:text-box>
        </draw:frame>
        <draw:frame draw:style-name="gr4" draw:text-style-name="P5" draw:layer="layout" svg:width="0.387cm" svg:height="0.433cm" svg:x="3.175cm" svg:y="12.615cm">
          <draw:text-box>
            <text:p text:style-name="P2"><text:span text:style-name="T4">● </text:span></text:p>
          </draw:text-box>
        </draw:frame>
        <draw:frame draw:style-name="gr4" draw:text-style-name="P5" draw:layer="layout" svg:width="5.306cm" svg:height="0.433cm" svg:x="3.81cm" svg:y="12.615cm">
          <draw:text-box>
            <text:p text:style-name="P2"><text:span text:style-name="T3">Módulo de Usuários (Tabela </text:span></text:p>
          </draw:text-box>
        </draw:frame>
        <draw:frame draw:style-name="gr4" draw:text-style-name="P5" draw:layer="layout" svg:width="1.873cm" svg:height="0.454cm" svg:x="9.06cm" svg:y="12.606cm">
          <draw:text-box>
            <text:p text:style-name="P2"><text:span text:style-name="T7">usuarios</text:span></text:p>
          </draw:text-box>
        </draw:frame>
        <draw:frame draw:style-name="gr4" draw:text-style-name="P5" draw:layer="layout" svg:width="0.387cm" svg:height="0.433cm" svg:x="10.922cm" svg:y="12.615cm">
          <draw:text-box>
            <text:p text:style-name="P2"><text:span text:style-name="T3">) </text:span></text:p>
          </draw:text-box>
        </draw:frame>
        <draw:frame draw:style-name="gr4" draw:text-style-name="P5" draw:layer="layout" svg:width="0.387cm" svg:height="0.433cm" svg:x="4.445cm" svg:y="13.161cm">
          <draw:text-box>
            <text:p text:style-name="P2"><text:span text:style-name="T4">○ </text:span></text:p>
          </draw:text-box>
        </draw:frame>
        <draw:frame draw:style-name="gr4" draw:text-style-name="P5" draw:layer="layout" svg:width="9.205cm" svg:height="0.433cm" svg:x="5.08cm" svg:y="13.161cm">
          <draw:text-box>
            <text:p text:style-name="P2"><text:span text:style-name="T3">Cadastro e Login:</text:span><text:span text:style-name="T4"> Sistema de autenticação seguro. </text:span></text:p>
          </draw:text-box>
        </draw:frame>
        <draw:frame draw:style-name="gr4" draw:text-style-name="P5" draw:layer="layout" svg:width="0.387cm" svg:height="0.433cm" svg:x="4.445cm" svg:y="13.717cm">
          <draw:text-box>
            <text:p text:style-name="P2"><text:span text:style-name="T4">○ </text:span></text:p>
          </draw:text-box>
        </draw:frame>
        <draw:frame draw:style-name="gr4" draw:text-style-name="P5" draw:layer="layout" svg:width="4.862cm" svg:height="0.433cm" svg:x="5.08cm" svg:y="13.717cm">
          <draw:text-box>
            <text:p text:style-name="P2"><text:span text:style-name="T3">Diferenciação de Perfil:</text:span><text:span text:style-name="T4"> O </text:span></text:p>
          </draw:text-box>
        </draw:frame>
        <draw:frame draw:style-name="gr4" draw:text-style-name="P5" draw:layer="layout" svg:width="2.381cm" svg:height="0.454cm" svg:x="9.907cm" svg:y="13.708cm">
          <draw:text-box>
            <text:p text:style-name="P2"><text:span text:style-name="T5">tipo_usuario</text:span></text:p>
          </draw:text-box>
        </draw:frame>
        <draw:frame draw:style-name="gr4" draw:text-style-name="P5" draw:layer="layout" svg:width="4.917cm" svg:height="0.433cm" svg:x="12.7cm" svg:y="13.717cm">
          <draw:text-box>
            <text:p text:style-name="P2"><text:span text:style-name="T4"><text:s/></text:span><text:span text:style-name="T4">('Doador_PF', 'Doador_PJ', </text:span></text:p>
          </draw:text-box>
        </draw:frame>
        <draw:frame draw:style-name="gr4" draw:text-style-name="P5" draw:layer="layout" svg:width="11.449cm" svg:height="0.433cm" svg:x="5.08cm" svg:y="14.263cm">
          <draw:text-box>
            <text:p text:style-name="P2"><text:span text:style-name="T4">'Beneficiario') personaliza a experiência no app desde o cadastro. </text:span></text:p>
          </draw:text-box>
        </draw:frame>
        <draw:frame draw:style-name="gr4" draw:text-style-name="P5" draw:layer="layout" svg:width="0.387cm" svg:height="0.433cm" svg:x="4.445cm" svg:y="14.818cm">
          <draw:text-box>
            <text:p text:style-name="P2"><text:span text:style-name="T4">○ </text:span></text:p>
          </draw:text-box>
        </draw:frame>
        <draw:frame draw:style-name="gr4" draw:text-style-name="P5" draw:layer="layout" svg:width="6.8cm" svg:height="0.433cm" svg:x="5.08cm" svg:y="14.818cm">
          <draw:text-box>
            <text:p text:style-name="P2"><text:span text:style-name="T3">Validação de Beneficiários:</text:span><text:span text:style-name="T4"> A coluna </text:span></text:p>
          </draw:text-box>
        </draw:frame>
        <draw:frame draw:style-name="gr4" draw:text-style-name="P5" draw:layer="layout" svg:width="3.52cm" svg:height="0.454cm" svg:x="11.826cm" svg:y="14.81cm">
          <draw:text-box>
            <text:p text:style-name="P2"><text:span text:style-name="T5">status_verificacao</text:span></text:p>
          </draw:text-box>
        </draw:frame>
        <draw:frame draw:style-name="gr4" draw:text-style-name="P5" draw:layer="layout" svg:width="2.559cm" svg:height="0.433cm" svg:x="16.015cm" svg:y="14.818cm">
          <draw:text-box>
            <text:p text:style-name="P2"><text:span text:style-name="T4"><text:s/></text:span><text:span text:style-name="T4">implementa a </text:span></text:p>
          </draw:text-box>
        </draw:frame>
        <draw:frame draw:style-name="gr4" draw:text-style-name="P5" draw:layer="layout" svg:width="12.215cm" svg:height="0.433cm" svg:x="5.08cm" svg:y="15.364cm">
          <draw:text-box>
            <text:p text:style-name="P2"><text:span text:style-name="T4">regra de negócio de que beneficiários precisam ser aprovados por um </text:span></text:p>
          </draw:text-box>
        </draw:frame>
        <draw:frame draw:style-name="gr4" draw:text-style-name="P5" draw:layer="layout" svg:width="8.752cm" svg:height="0.433cm" svg:x="5.08cm" svg:y="15.878cm">
          <draw:text-box>
            <text:p text:style-name="P2"><text:span text:style-name="T4">parceiro (Admin) para poderem solicitar materiais. </text:span></text:p>
          </draw:text-box>
        </draw:frame>
        <draw:frame draw:style-name="gr4" draw:text-style-name="P5" draw:layer="layout" svg:width="0.387cm" svg:height="0.433cm" svg:x="3.175cm" svg:y="16.433cm">
          <draw:text-box>
            <text:p text:style-name="P2"><text:span text:style-name="T4">● </text:span></text:p>
          </draw:text-box>
        </draw:frame>
        <draw:frame draw:style-name="gr4" draw:text-style-name="P5" draw:layer="layout" svg:width="5.412cm" svg:height="0.433cm" svg:x="3.81cm" svg:y="16.433cm">
          <draw:text-box>
            <text:p text:style-name="P2"><text:span text:style-name="T3">Módulo de Anúncios (Tabela </text:span></text:p>
          </draw:text-box>
        </draw:frame>
        <draw:frame draw:style-name="gr4" draw:text-style-name="P5" draw:layer="layout" svg:width="1.958cm" svg:height="0.454cm" svg:x="9.167cm" svg:y="16.424cm">
          <draw:text-box>
            <text:p text:style-name="P2"><text:span text:style-name="T7">anuncios</text:span></text:p>
          </draw:text-box>
        </draw:frame>
        <draw:frame draw:style-name="gr4" draw:text-style-name="P5" draw:layer="layout" svg:width="0.387cm" svg:height="0.433cm" svg:x="11.029cm" svg:y="16.433cm">
          <draw:text-box>
            <text:p text:style-name="P2"><text:span text:style-name="T3">, </text:span></text:p>
          </draw:text-box>
        </draw:frame>
        <draw:frame draw:style-name="gr4" draw:text-style-name="P5" draw:layer="layout" svg:width="3.042cm" svg:height="0.454cm" svg:x="11.244cm" svg:y="16.424cm">
          <draw:text-box>
            <text:p text:style-name="P2"><text:span text:style-name="T7">anuncio_fotos</text:span></text:p>
          </draw:text-box>
        </draw:frame>
        <draw:frame draw:style-name="gr4" draw:text-style-name="P5" draw:layer="layout" svg:width="0.387cm" svg:height="0.433cm" svg:x="14.269cm" svg:y="16.433cm">
          <draw:text-box>
            <text:p text:style-name="P2"><text:span text:style-name="T3">) </text:span></text:p>
          </draw:text-box>
        </draw:frame>
        <draw:frame draw:style-name="gr4" draw:text-style-name="P5" draw:layer="layout" svg:width="0.387cm" svg:height="0.433cm" svg:x="4.445cm" svg:y="16.979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02cm" svg:height="0.433cm" svg:x="5.08cm" svg:y="16.979cm">
          <draw:text-box>
            <text:p text:style-name="P2"><text:span text:style-name="T3">Catálogo Unificado:</text:span><text:span text:style-name="T4"> Esta tabela é o coração do app, funcionando como o </text:span></text:p>
          </draw:text-box>
        </draw:frame>
        <draw:frame draw:style-name="gr4" draw:text-style-name="P5" draw:layer="layout" svg:width="12.66cm" svg:height="0.433cm" svg:x="5.08cm" svg:y="17.492cm">
          <draw:text-box>
            <text:p text:style-name="P2"><text:span text:style-name="T4">catálogo visual de </text:span><text:span text:style-name="T3">todos</text:span><text:span text:style-name="T4"> os materiais disponíveis, sejam eles de doação </text:span></text:p>
          </draw:text-box>
        </draw:frame>
        <draw:frame draw:style-name="gr4" draw:text-style-name="P5" draw:layer="layout" svg:width="5.721cm" svg:height="0.433cm" svg:x="5.08cm" svg:y="18.006cm">
          <draw:text-box>
            <text:p text:style-name="P2"><text:span text:style-name="T4">direta ou do Banco de Materiais. </text:span></text:p>
          </draw:text-box>
        </draw:frame>
        <draw:frame draw:style-name="gr4" draw:text-style-name="P5" draw:layer="layout" svg:width="0.387cm" svg:height="0.433cm" svg:x="4.445cm" svg:y="18.519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778cm" svg:height="0.433cm" svg:x="5.08cm" svg:y="18.519cm">
          <draw:text-box>
            <text:p text:style-name="P2"><text:span text:style-name="T3">Cadastro de Anúncio (Doador):</text:span><text:span text:style-name="T4"> Formulário para o doador cadastrar um </text:span></text:p>
          </draw:text-box>
        </draw:frame>
        <draw:frame draw:style-name="gr4" draw:text-style-name="P5" draw:layer="layout" svg:width="2.707cm" svg:height="0.433cm" svg:x="5.08cm" svg:y="19.032cm">
          <draw:text-box>
            <text:p text:style-name="P2"><text:span text:style-name="T4">item, incluindo: </text:span></text:p>
          </draw:text-box>
        </draw:frame>
        <draw:frame draw:style-name="gr4" draw:text-style-name="P5" draw:layer="layout" svg:width="0.387cm" svg:height="0.433cm" svg:x="5.715cm" svg:y="19.545cm">
          <draw:text-box>
            <text:p text:style-name="P2"><text:span text:style-name="T4">■ </text:span></text:p>
          </draw:text-box>
        </draw:frame>
        <draw:frame draw:style-name="gr4" draw:text-style-name="P5" draw:layer="layout" svg:width="10.099cm" svg:height="0.433cm" svg:x="6.35cm" svg:y="19.545cm">
          <draw:text-box>
            <text:p text:style-name="P2"><text:span text:style-name="T4">Título, categoria, descrição, quantidade, condição e fotos. </text:span></text:p>
          </draw:text-box>
        </draw:frame>
        <draw:frame draw:style-name="gr4" draw:text-style-name="P5" draw:layer="layout" svg:width="0.387cm" svg:height="0.433cm" svg:x="5.715cm" svg:y="20.058cm">
          <draw:text-box>
            <text:p text:style-name="P2"><text:span text:style-name="T4">■ </text:span></text:p>
          </draw:text-box>
        </draw:frame>
        <draw:frame draw:style-name="gr4" draw:text-style-name="P5" draw:layer="layout" svg:width="11.576cm" svg:height="0.433cm" svg:x="6.35cm" svg:y="20.058cm">
          <draw:text-box>
            <text:p text:style-name="P2"><text:span text:style-name="T3">Localização Híbrida:</text:span><text:span text:style-name="T4"> O doador escolhe se o material está em um </text:span></text:p>
          </draw:text-box>
        </draw:frame>
        <draw:frame draw:style-name="gr4" draw:text-style-name="P5" draw:layer="layout" svg:width="6.233cm" svg:height="0.454cm" svg:x="6.35cm" svg:y="20.605cm">
          <draw:text-box>
            <text:p text:style-name="P2"><text:span text:style-name="T5">endereco_retirada_customizado</text:span></text:p>
          </draw:text-box>
        </draw:frame>
        <draw:frame draw:style-name="gr4" draw:text-style-name="P5" draw:layer="layout" svg:width="5.226cm" svg:height="0.433cm" svg:x="13.098cm" svg:y="20.614cm">
          <draw:text-box>
            <text:p text:style-name="P2"><text:span text:style-name="T4"><text:s/></text:span><text:span text:style-name="T4">(P2P) ou se será doado para </text:span></text:p>
          </draw:text-box>
        </draw:frame>
        <draw:frame draw:style-name="gr4" draw:text-style-name="P5" draw:layer="layout" svg:width="0.654cm" svg:height="0.433cm" svg:x="6.35cm" svg:y="21.203cm">
          <draw:text-box>
            <text:p text:style-name="P2"><text:span text:style-name="T4">um </text:span></text:p>
          </draw:text-box>
        </draw:frame>
        <draw:frame draw:style-name="gr4" draw:text-style-name="P5" draw:layer="layout" svg:width="4.443cm" svg:height="0.454cm" svg:x="6.996cm" svg:y="21.194cm">
          <draw:text-box>
            <text:p text:style-name="P2"><text:span text:style-name="T5">banco_de_materiais_id</text:span></text:p>
          </draw:text-box>
        </draw:frame>
        <draw:frame draw:style-name="gr4" draw:text-style-name="P5" draw:layer="layout" svg:width="0.387cm" svg:height="0.433cm" svg:x="11.883cm" svg:y="21.203cm">
          <draw:text-box>
            <text:p text:style-name="P2"><text:span text:style-name="T4">. </text:span></text:p>
          </draw:text-box>
        </draw:frame>
        <draw:frame draw:style-name="gr4" draw:text-style-name="P5" draw:layer="layout" svg:width="0.387cm" svg:height="0.433cm" svg:x="4.445cm" svg:y="21.791cm">
          <draw:text-box>
            <text:p text:style-name="P2"><text:span text:style-name="T4">○ </text:span></text:p>
          </draw:text-box>
        </draw:frame>
        <draw:frame draw:style-name="gr4" draw:text-style-name="P5" draw:layer="layout" svg:width="6.758cm" svg:height="0.433cm" svg:x="5.08cm" svg:y="21.791cm">
          <draw:text-box>
            <text:p text:style-name="P2"><text:span text:style-name="T3">Rede de Segurança (Circular UX):</text:span><text:span text:style-name="T4"> O </text:span></text:p>
          </draw:text-box>
        </draw:frame>
        <draw:frame draw:style-name="gr4" draw:text-style-name="P5" draw:layer="layout" svg:width="1.196cm" svg:height="0.454cm" svg:x="11.803cm" svg:y="21.782cm">
          <draw:text-box>
            <text:p text:style-name="P2"><text:span text:style-name="T5">status</text:span></text:p>
          </draw:text-box>
        </draw:frame>
        <draw:frame draw:style-name="gr4" draw:text-style-name="P5" draw:layer="layout" svg:width="5.395cm" svg:height="0.433cm" svg:x="13.2cm" svg:y="21.791cm">
          <draw:text-box>
            <text:p text:style-name="P2"><text:span text:style-name="T4"><text:s/></text:span><text:span text:style-name="T4">'Rascunho' permite ao doador </text:span></text:p>
          </draw:text-box>
        </draw:frame>
        <draw:frame draw:style-name="gr4" draw:text-style-name="P5" draw:layer="layout" svg:width="6.991cm" svg:height="0.433cm" svg:x="5.08cm" svg:y="22.337cm">
          <draw:text-box>
            <text:p text:style-name="P2"><text:span text:style-name="T4">salvar um anúncio para publicar depois. </text:span></text:p>
          </draw:text-box>
        </draw:frame>
        <draw:frame draw:style-name="gr4" draw:text-style-name="P5" draw:layer="layout" svg:width="0.387cm" svg:height="0.433cm" svg:x="3.175cm" svg:y="22.893cm">
          <draw:text-box>
            <text:p text:style-name="P2"><text:span text:style-name="T4">● </text:span></text:p>
          </draw:text-box>
        </draw:frame>
        <draw:frame draw:style-name="gr4" draw:text-style-name="P5" draw:layer="layout" svg:width="5.916cm" svg:height="0.433cm" svg:x="3.81cm" svg:y="22.893cm">
          <draw:text-box>
            <text:p text:style-name="P2"><text:span text:style-name="T3">Módulo de Solicitações (Tabela </text:span></text:p>
          </draw:text-box>
        </draw:frame>
        <draw:frame draw:style-name="gr4" draw:text-style-name="P5" draw:layer="layout" svg:width="2.584cm" svg:height="0.454cm" svg:x="9.664cm" svg:y="22.884cm">
          <draw:text-box>
            <text:p text:style-name="P2"><text:span text:style-name="T7">solicitacoes</text:span></text:p>
          </draw:text-box>
        </draw:frame>
        <draw:frame draw:style-name="gr4" draw:text-style-name="P5" draw:layer="layout" svg:width="0.387cm" svg:height="0.433cm" svg:x="12.456cm" svg:y="22.893cm">
          <draw:text-box>
            <text:p text:style-name="P2"><text:span text:style-name="T3">) </text:span></text:p>
          </draw:text-box>
        </draw:frame>
        <draw:frame draw:style-name="gr4" draw:text-style-name="P5" draw:layer="layout" svg:width="0.387cm" svg:height="0.433cm" svg:x="4.445cm" svg:y="23.439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392cm" svg:height="0.433cm" svg:x="5.08cm" svg:y="23.439cm">
          <draw:text-box>
            <text:p text:style-name="P2"><text:span text:style-name="T3">Busca e Filtros Avançados (Beneficiário):</text:span><text:span text:style-name="T4"> Ferramenta de busca por nome </text:span></text:p>
          </draw:text-box>
        </draw:frame>
        <draw:frame draw:style-name="gr4" draw:text-style-name="P5" draw:layer="layout" svg:width="12.495cm" svg:height="0.433cm" svg:x="5.08cm" svg:y="23.952cm">
          <draw:text-box>
            <text:p text:style-name="P2"><text:span text:style-name="T4">e filtros por categoria, condição e localização (obras P2P vs. Bancos de </text:span></text:p>
          </draw:text-box>
        </draw:frame>
        <draw:frame draw:style-name="gr4" draw:text-style-name="P5" draw:layer="layout" svg:width="1.932cm" svg:height="0.433cm" svg:x="5.08cm" svg:y="24.465cm">
          <draw:text-box>
            <text:p text:style-name="P2"><text:span text:style-name="T4">Materiais). </text:span></text:p>
          </draw:text-box>
        </draw:frame>
        <draw:frame draw:style-name="gr4" draw:text-style-name="P5" draw:layer="layout" svg:width="0.387cm" svg:height="0.433cm" svg:x="4.445cm" svg:y="24.978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072cm" svg:height="0.433cm" svg:x="5.08cm" svg:y="24.978cm">
          <draw:text-box>
            <text:p text:style-name="P2"><text:span text:style-name="T3">Sistema de "Match" e Solicitação:</text:span><text:span text:style-name="T4"> Beneficiários podem enviar uma </text:span></text:p>
          </draw:text-box>
        </draw:frame>
        <draw:frame draw:style-name="gr4" draw:text-style-name="P5" draw:layer="layout" svg:width="12.537cm" svg:height="0.433cm" svg:x="5.08cm" svg:y="25.491cm">
          <draw:text-box>
            <text:p text:style-name="P2"><text:span text:style-name="T4">"solicitação de doação" para um anúncio específico. O Doador recebe a </text:span></text:p>
          </draw:text-box>
        </draw:frame>
        <draw:frame draw:style-name="gr4" draw:text-style-name="P5" draw:layer="layout" svg:width="10.204cm" svg:height="0.433cm" svg:x="5.08cm" svg:y="26.005cm">
          <draw:text-box>
            <text:p text:style-name="P2"><text:span text:style-name="T4">notificação e pode aprovar ou rejeitar, garantindo controlo.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0.387cm" svg:height="0.433cm" svg:x="4.445cm" svg:y="2.553cm">
          <draw:text-box>
            <text:p text:style-name="P2"><text:span text:style-name="T4">○ </text:span></text:p>
          </draw:text-box>
        </draw:frame>
        <draw:frame draw:style-name="gr4" draw:text-style-name="P5" draw:layer="layout" svg:width="9.345cm" svg:height="0.433cm" svg:x="5.08cm" svg:y="2.553cm">
          <draw:text-box>
            <text:p text:style-name="P2"><text:span text:style-name="T3">Justificativa de Uso:</text:span><text:span text:style-name="T4"> Um campo de texto obrigatório </text:span></text:p>
          </draw:text-box>
        </draw:frame>
        <draw:frame draw:style-name="gr4" draw:text-style-name="P5" draw:layer="layout" svg:width="0.387cm" svg:height="0.433cm" svg:x="5.08cm" svg:y="3.109cm">
          <draw:text-box>
            <text:p text:style-name="P2"><text:span text:style-name="T4">(</text:span></text:p>
          </draw:text-box>
        </draw:frame>
        <draw:frame draw:style-name="gr4" draw:text-style-name="P5" draw:layer="layout" svg:width="4.735cm" svg:height="0.454cm" svg:x="5.209cm" svg:y="3.1cm">
          <draw:text-box>
            <text:p text:style-name="P2"><text:span text:style-name="T5">justificativa_beneficiario</text:span></text:p>
          </draw:text-box>
        </draw:frame>
        <draw:frame draw:style-name="gr4" draw:text-style-name="P5" draw:layer="layout" svg:width="6.064cm" svg:height="0.433cm" svg:x="11.259cm" svg:y="3.109cm">
          <draw:text-box>
            <text:p text:style-name="P2"><text:span text:style-name="T4">) para o beneficiário explicar o seu </text:span></text:p>
          </draw:text-box>
        </draw:frame>
        <draw:frame draw:style-name="gr4" draw:text-style-name="P5" draw:layer="layout" svg:width="1.412cm" svg:height="0.433cm" svg:x="5.08cm" svg:y="3.655cm">
          <draw:text-box>
            <text:p text:style-name="P2"><text:span text:style-name="T4">projeto. </text:span></text:p>
          </draw:text-box>
        </draw:frame>
        <draw:frame draw:style-name="gr4" draw:text-style-name="P5" draw:layer="layout" svg:width="0.387cm" svg:height="0.433cm" svg:x="3.175cm" svg:y="4.21cm">
          <draw:text-box>
            <text:p text:style-name="P2"><text:span text:style-name="T4">● </text:span></text:p>
          </draw:text-box>
        </draw:frame>
        <draw:frame draw:style-name="gr4" draw:text-style-name="P5" draw:layer="layout" svg:width="5.353cm" svg:height="0.433cm" svg:x="3.81cm" svg:y="4.21cm">
          <draw:text-box>
            <text:p text:style-name="P2"><text:span text:style-name="T3">Módulo de Logística (Tabela </text:span></text:p>
          </draw:text-box>
        </draw:frame>
        <draw:frame draw:style-name="gr4" draw:text-style-name="P5" draw:layer="layout" svg:width="5.315cm" svg:height="0.454cm" svg:x="9.103cm" svg:y="4.201cm">
          <draw:text-box>
            <text:p text:style-name="P2"><text:span text:style-name="T7">agendamentos_logistica</text:span></text:p>
          </draw:text-box>
        </draw:frame>
        <draw:frame draw:style-name="gr4" draw:text-style-name="P5" draw:layer="layout" svg:width="0.387cm" svg:height="0.433cm" svg:x="14.222cm" svg:y="4.21cm">
          <draw:text-box>
            <text:p text:style-name="P2"><text:span text:style-name="T3">) </text:span></text:p>
          </draw:text-box>
        </draw:frame>
        <draw:frame draw:style-name="gr4" draw:text-style-name="P5" draw:layer="layout" svg:width="0.387cm" svg:height="0.433cm" svg:x="4.445cm" svg:y="4.756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426cm" svg:height="0.433cm" svg:x="5.08cm" svg:y="4.756cm">
          <draw:text-box>
            <text:p text:style-name="P2"><text:span text:style-name="T3">Agendamento Modular (Circular UX):</text:span><text:span text:style-name="T4"> Após a aprovação da solicitação, um </text:span></text:p>
          </draw:text-box>
        </draw:frame>
        <draw:frame draw:style-name="gr4" draw:text-style-name="P5" draw:layer="layout" svg:width="12.821cm" svg:height="0.433cm" svg:x="5.08cm" svg:y="5.269cm">
          <draw:text-box>
            <text:p text:style-name="P2"><text:span text:style-name="T4">módulo separado é ativado para agendar a logística, conectando Doador, </text:span></text:p>
          </draw:text-box>
        </draw:frame>
        <draw:frame draw:style-name="gr4" draw:text-style-name="P5" draw:layer="layout" svg:width="5.133cm" svg:height="0.433cm" svg:x="5.08cm" svg:y="5.783cm">
          <draw:text-box>
            <text:p text:style-name="P2"><text:span text:style-name="T4">Beneficiário e Transportador. </text:span></text:p>
          </draw:text-box>
        </draw:frame>
        <draw:frame draw:style-name="gr4" draw:text-style-name="P5" draw:layer="layout" svg:width="0.387cm" svg:height="0.433cm" svg:x="4.445cm" svg:y="6.296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354cm" svg:height="0.433cm" svg:x="5.08cm" svg:y="6.296cm">
          <draw:text-box>
            <text:p text:style-name="P2"><text:span text:style-name="T3">Confirmação em Etapas:</text:span><text:span text:style-name="T4"> O sistema permite a confirmação da retirada e da </text:span></text:p>
          </draw:text-box>
        </draw:frame>
        <draw:frame draw:style-name="gr4" draw:text-style-name="P5" draw:layer="layout" svg:width="8.083cm" svg:height="0.433cm" svg:x="5.08cm" svg:y="6.809cm">
          <draw:text-box>
            <text:p text:style-name="P2"><text:span text:style-name="T4">entrega, garantindo a segurança do processo. </text:span></text:p>
          </draw:text-box>
        </draw:frame>
        <draw:frame draw:style-name="gr5" draw:text-style-name="P6" draw:layer="layout" svg:width="6.331cm" svg:height="0.395cm" svg:x="2.54cm" svg:y="7.744cm">
          <draw:text-box>
            <text:p text:style-name="P2"><text:span text:style-name="T6">1.2. Organização das Seções do App <text:s/></text:span></text:p>
          </draw:text-box>
        </draw:frame>
        <draw:frame draw:style-name="gr4" draw:text-style-name="P5" draw:layer="layout" svg:width="14.721cm" svg:height="0.433cm" svg:x="2.54cm" svg:y="8.6cm">
          <draw:text-box>
            <text:p text:style-name="P2"><text:span text:style-name="T4">As funcionalidades são organizadas numa navegação por abas (rodapé), padrão em </text:span></text:p>
          </draw:text-box>
        </draw:frame>
        <draw:frame draw:style-name="gr4" draw:text-style-name="P5" draw:layer="layout" svg:width="10.666cm" svg:height="0.433cm" svg:x="2.54cm" svg:y="9.113cm">
          <draw:text-box>
            <text:p text:style-name="P2"><text:span text:style-name="T4">aplicativos modernos, garantindo consistência e intuitividade. </text:span></text:p>
          </draw:text-box>
        </draw:frame>
        <draw:frame draw:style-name="gr4" draw:text-style-name="P5" draw:layer="layout" svg:width="0.438cm" svg:height="0.433cm" svg:x="3.175cm" svg:y="10.05cm">
          <draw:text-box>
            <text:p text:style-name="P2"><text:span text:style-name="T4">1. </text:span></text:p>
          </draw:text-box>
        </draw:frame>
        <draw:frame draw:style-name="gr4" draw:text-style-name="P5" draw:layer="layout" svg:width="11.881cm" svg:height="0.433cm" svg:x="3.81cm" svg:y="10.05cm">
          <draw:text-box>
            <text:p text:style-name="P2"><text:span text:style-name="T3">Home:</text:span><text:span text:style-name="T4"> Tela inicial contextual (diferente para Doador e Beneficiário). </text:span></text:p>
          </draw:text-box>
        </draw:frame>
        <draw:frame draw:style-name="gr4" draw:text-style-name="P5" draw:layer="layout" svg:width="0.438cm" svg:height="0.433cm" svg:x="3.175cm" svg:y="10.605cm">
          <draw:text-box>
            <text:p text:style-name="P2"><text:span text:style-name="T4">2. </text:span></text:p>
          </draw:text-box>
        </draw:frame>
        <draw:frame draw:style-name="gr4" draw:text-style-name="P5" draw:layer="layout" svg:width="11.428cm" svg:height="0.433cm" svg:x="3.81cm" svg:y="10.605cm">
          <draw:text-box>
            <text:p text:style-name="P2"><text:span text:style-name="T3">Catálogo:</text:span><text:span text:style-name="T4"> A vitrine principal para o Beneficiário explorar todos os </text:span></text:p>
          </draw:text-box>
        </draw:frame>
        <draw:frame draw:style-name="gr4" draw:text-style-name="P5" draw:layer="layout" svg:width="1.742cm" svg:height="0.454cm" svg:x="15.19cm" svg:y="10.596cm">
          <draw:text-box>
            <text:p text:style-name="P2"><text:span text:style-name="T5">anuncios</text:span></text:p>
          </draw:text-box>
        </draw:frame>
        <draw:frame draw:style-name="gr4" draw:text-style-name="P5" draw:layer="layout" svg:width="0.387cm" svg:height="0.433cm" svg:x="17.051cm" svg:y="10.60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2.165cm" svg:height="0.433cm" svg:x="3.81cm" svg:y="11.151cm">
          <draw:text-box>
            <text:p text:style-name="P2"><text:span text:style-name="T4">disponíveis. </text:span></text:p>
          </draw:text-box>
        </draw:frame>
        <draw:frame draw:style-name="gr4" draw:text-style-name="P5" draw:layer="layout" svg:width="0.438cm" svg:height="0.433cm" svg:x="3.175cm" svg:y="11.664cm">
          <draw:text-box>
            <text:p text:style-name="P2"><text:span text:style-name="T4">3. </text:span></text:p>
          </draw:text-box>
        </draw:frame>
        <draw:frame draw:style-name="gr4" draw:text-style-name="P5" draw:layer="layout" svg:width="14.683cm" svg:height="0.433cm" svg:x="3.81cm" svg:y="11.664cm">
          <draw:text-box>
            <text:p text:style-name="P2"><text:span text:style-name="T3">Doar (+):</text:span><text:span text:style-name="T4"> Botão de ação central que leva o Doador diretamente para o formulário de </text:span></text:p>
          </draw:text-box>
        </draw:frame>
        <draw:frame draw:style-name="gr4" draw:text-style-name="P5" draw:layer="layout" svg:width="4.045cm" svg:height="0.454cm" svg:x="3.81cm" svg:y="12.211cm">
          <draw:text-box>
            <text:p text:style-name="P2"><text:span text:style-name="T5">Cadastro de Anúncio</text:span></text:p>
          </draw:text-box>
        </draw:frame>
        <draw:frame draw:style-name="gr4" draw:text-style-name="P5" draw:layer="layout" svg:width="0.387cm" svg:height="0.433cm" svg:x="8.231cm" svg:y="12.22cm">
          <draw:text-box>
            <text:p text:style-name="P2"><text:span text:style-name="T4">. </text:span></text:p>
          </draw:text-box>
        </draw:frame>
        <draw:frame draw:style-name="gr4" draw:text-style-name="P5" draw:layer="layout" svg:width="0.438cm" svg:height="0.433cm" svg:x="3.175cm" svg:y="12.766cm">
          <draw:text-box>
            <text:p text:style-name="P2"><text:span text:style-name="T4">4. </text:span></text:p>
          </draw:text-box>
        </draw:frame>
        <draw:frame draw:style-name="gr4" draw:text-style-name="P5" draw:layer="layout" svg:width="13.485cm" svg:height="0.433cm" svg:x="3.81cm" svg:y="12.766cm">
          <draw:text-box>
            <text:p text:style-name="P2"><text:span text:style-name="T3">Minhas Atividades:</text:span><text:span text:style-name="T4"> Área logada onde Doador e Beneficiário acompanham o </text:span></text:p>
          </draw:text-box>
        </draw:frame>
        <draw:frame draw:style-name="gr4" draw:text-style-name="P5" draw:layer="layout" svg:width="1.196cm" svg:height="0.454cm" svg:x="3.81cm" svg:y="13.313cm">
          <draw:text-box>
            <text:p text:style-name="P2"><text:span text:style-name="T5">status</text:span></text:p>
          </draw:text-box>
        </draw:frame>
        <draw:frame draw:style-name="gr4" draw:text-style-name="P5" draw:layer="layout" svg:width="7.491cm" svg:height="0.433cm" svg:x="5.206cm" svg:y="13.322cm">
          <draw:text-box>
            <text:p text:style-name="P2"><text:span text:style-name="T4"><text:s/></text:span><text:span text:style-name="T4">de seus anúncios, doações e solicitações. </text:span></text:p>
          </draw:text-box>
        </draw:frame>
        <draw:frame draw:style-name="gr4" draw:text-style-name="P5" draw:layer="layout" svg:width="0.438cm" svg:height="0.433cm" svg:x="3.175cm" svg:y="13.868cm">
          <draw:text-box>
            <text:p text:style-name="P2"><text:span text:style-name="T4">5. </text:span></text:p>
          </draw:text-box>
        </draw:frame>
        <draw:frame draw:style-name="gr4" draw:text-style-name="P5" draw:layer="layout" svg:width="13.354cm" svg:height="0.433cm" svg:x="3.81cm" svg:y="13.868cm">
          <draw:text-box>
            <text:p text:style-name="P2"><text:span text:style-name="T3">Perfil:</text:span><text:span text:style-name="T4"> Gestão da conta do usuário, acesso a configurações e à tela "Sobre". </text:span></text:p>
          </draw:text-box>
        </draw:frame>
        <draw:frame draw:style-name="gr5" draw:text-style-name="P6" draw:layer="layout" svg:width="5.332cm" svg:height="0.395cm" svg:x="2.54cm" svg:y="14.803cm">
          <draw:text-box>
            <text:p text:style-name="P2"><text:span text:style-name="T6">1.3. Fluxograma de Navegação <text:s/></text:span></text:p>
          </draw:text-box>
        </draw:frame>
        <draw:frame draw:style-name="gr4" draw:text-style-name="P5" draw:layer="layout" svg:width="14.374cm" svg:height="0.433cm" svg:x="2.54cm" svg:y="15.659cm">
          <draw:text-box>
            <text:p text:style-name="P2"><text:span text:style-name="T4">O fluxo agora abrange ambos os perfis principais e reflete a estrutura do protótipo. </text:span></text:p>
          </draw:text-box>
        </draw:frame>
        <draw:frame draw:style-name="gr4" draw:text-style-name="P5" draw:layer="layout" svg:width="0.438cm" svg:height="0.433cm" svg:x="3.175cm" svg:y="16.595cm">
          <draw:text-box>
            <text:p text:style-name="P2"><text:span text:style-name="T4">1. </text:span></text:p>
          </draw:text-box>
        </draw:frame>
        <draw:frame draw:style-name="gr4" draw:text-style-name="P5" draw:layer="layout" svg:width="6.971cm" svg:height="0.433cm" svg:x="3.81cm" svg:y="16.595cm">
          <draw:text-box>
            <text:p text:style-name="P2"><text:span text:style-name="T3">Abre o App</text:span><text:span text:style-name="T4"> → Tela de Login/Cadastro. </text:span></text:p>
          </draw:text-box>
        </draw:frame>
        <draw:frame draw:style-name="gr4" draw:text-style-name="P5" draw:layer="layout" svg:width="0.438cm" svg:height="0.433cm" svg:x="3.175cm" svg:y="17.109cm">
          <draw:text-box>
            <text:p text:style-name="P2"><text:span text:style-name="T4">2. </text:span></text:p>
          </draw:text-box>
        </draw:frame>
        <draw:frame draw:style-name="gr4" draw:text-style-name="P5" draw:layer="layout" svg:width="10.784cm" svg:height="0.433cm" svg:x="3.81cm" svg:y="17.109cm">
          <draw:text-box>
            <text:p text:style-name="P2"><text:span text:style-name="T3">Faz o Login (como Beneficiário)</text:span><text:span text:style-name="T4"> → Tela Home Beneficiário. </text:span></text:p>
          </draw:text-box>
        </draw:frame>
        <draw:frame draw:style-name="gr4" draw:text-style-name="P5" draw:layer="layout" svg:width="0.387cm" svg:height="0.433cm" svg:x="4.445cm" svg:y="17.622cm">
          <draw:text-box>
            <text:p text:style-name="P2"><text:span text:style-name="T4">○ </text:span></text:p>
          </draw:text-box>
        </draw:frame>
        <draw:frame draw:style-name="gr4" draw:text-style-name="P5" draw:layer="layout" svg:width="11.618cm" svg:height="0.433cm" svg:x="5.08cm" svg:y="17.622cm">
          <draw:text-box>
            <text:p text:style-name="P2"><text:span text:style-name="T8">Navegação:</text:span><text:span text:style-name="T4"> Usa a busca ou clica em "Catálogo" → Tela Catálogo. </text:span></text:p>
          </draw:text-box>
        </draw:frame>
        <draw:frame draw:style-name="gr4" draw:text-style-name="P5" draw:layer="layout" svg:width="0.387cm" svg:height="0.433cm" svg:x="4.445cm" svg:y="18.135cm">
          <draw:text-box>
            <text:p text:style-name="P2"><text:span text:style-name="T4">○ </text:span></text:p>
          </draw:text-box>
        </draw:frame>
        <draw:frame draw:style-name="gr4" draw:text-style-name="P5" draw:layer="layout" svg:width="10.234cm" svg:height="0.433cm" svg:x="5.08cm" svg:y="18.135cm">
          <draw:text-box>
            <text:p text:style-name="P2"><text:span text:style-name="T8">No Catálogo:</text:span><text:span text:style-name="T4"> Clica num item → Tela Detalhes do Anúncio. </text:span></text:p>
          </draw:text-box>
        </draw:frame>
        <draw:frame draw:style-name="gr4" draw:text-style-name="P5" draw:layer="layout" svg:width="0.387cm" svg:height="0.433cm" svg:x="4.445cm" svg:y="18.648cm">
          <draw:text-box>
            <text:p text:style-name="P2"><text:span text:style-name="T4">○ </text:span></text:p>
          </draw:text-box>
        </draw:frame>
        <draw:frame draw:style-name="gr4" draw:text-style-name="P5" draw:layer="layout" svg:width="11.915cm" svg:height="0.433cm" svg:x="5.08cm" svg:y="18.648cm">
          <draw:text-box>
            <text:p text:style-name="P2"><text:span text:style-name="T8">Nos Detalhes:</text:span><text:span text:style-name="T4"> Clica em "Solicitar" → Tela Formulário de Solicitação. </text:span></text:p>
          </draw:text-box>
        </draw:frame>
        <draw:frame draw:style-name="gr4" draw:text-style-name="P5" draw:layer="layout" svg:width="0.387cm" svg:height="0.433cm" svg:x="4.445cm" svg:y="19.161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265cm" svg:height="0.433cm" svg:x="5.08cm" svg:y="19.161cm">
          <draw:text-box>
            <text:p text:style-name="P2"><text:span text:style-name="T8">No Formulário:</text:span><text:span text:style-name="T4"> Preenche e envia → Tela "Minhas Solicitações" (com o novo </text:span></text:p>
          </draw:text-box>
        </draw:frame>
        <draw:frame draw:style-name="gr4" draw:text-style-name="P5" draw:layer="layout" svg:width="5.374cm" svg:height="0.433cm" svg:x="5.08cm" svg:y="19.674cm">
          <draw:text-box>
            <text:p text:style-name="P2"><text:span text:style-name="T4">pedido em status "Pendente"). </text:span></text:p>
          </draw:text-box>
        </draw:frame>
        <draw:frame draw:style-name="gr4" draw:text-style-name="P5" draw:layer="layout" svg:width="0.438cm" svg:height="0.433cm" svg:x="3.175cm" svg:y="20.188cm">
          <draw:text-box>
            <text:p text:style-name="P2"><text:span text:style-name="T4">3. </text:span></text:p>
          </draw:text-box>
        </draw:frame>
        <draw:frame draw:style-name="gr4" draw:text-style-name="P5" draw:layer="layout" svg:width="9.159cm" svg:height="0.433cm" svg:x="3.81cm" svg:y="20.188cm">
          <draw:text-box>
            <text:p text:style-name="P2"><text:span text:style-name="T3">Faz o Login (como Doador)</text:span><text:span text:style-name="T4"> → Tela Home Doador. </text:span></text:p>
          </draw:text-box>
        </draw:frame>
        <draw:frame draw:style-name="gr4" draw:text-style-name="P5" draw:layer="layout" svg:width="0.387cm" svg:height="0.433cm" svg:x="4.445cm" svg:y="20.743cm">
          <draw:text-box>
            <text:p text:style-name="P2"><text:span text:style-name="T4">○ </text:span></text:p>
          </draw:text-box>
        </draw:frame>
        <draw:frame draw:style-name="gr4" draw:text-style-name="P5" draw:layer="layout" svg:width="4.781cm" svg:height="0.433cm" svg:x="5.08cm" svg:y="20.743cm">
          <draw:text-box>
            <text:p text:style-name="P2"><text:span text:style-name="T8">Navegação:</text:span><text:span text:style-name="T4"> Clica no botão </text:span></text:p>
          </draw:text-box>
        </draw:frame>
        <draw:frame draw:style-name="gr4" draw:text-style-name="P5" draw:layer="layout" svg:width="0.387cm" svg:height="0.454cm" svg:x="9.844cm" svg:y="20.734cm">
          <draw:text-box>
            <text:p text:style-name="P2"><text:span text:style-name="T5">+</text:span></text:p>
          </draw:text-box>
        </draw:frame>
        <draw:frame draw:style-name="gr4" draw:text-style-name="P5" draw:layer="layout" svg:width="6.542cm" svg:height="0.433cm" svg:x="10.077cm" svg:y="20.743cm">
          <draw:text-box>
            <text:p text:style-name="P2"><text:span text:style-name="T4"><text:s/></text:span><text:span text:style-name="T4">(Doar) → Tela Cadastro de Anúncio. </text:span></text:p>
          </draw:text-box>
        </draw:frame>
        <draw:frame draw:style-name="gr4" draw:text-style-name="P5" draw:layer="layout" svg:width="0.387cm" svg:height="0.433cm" svg:x="4.445cm" svg:y="21.289cm">
          <draw:text-box>
            <text:p text:style-name="P2"><text:span text:style-name="T4">○ </text:span></text:p>
          </draw:text-box>
        </draw:frame>
        <draw:frame draw:style-name="gr4" draw:text-style-name="P5" draw:layer="layout" svg:width="11.194cm" svg:height="0.433cm" svg:x="5.08cm" svg:y="21.289cm">
          <draw:text-box>
            <text:p text:style-name="P2"><text:span text:style-name="T8">No Cadastro:</text:span><text:span text:style-name="T4"> Preenche e publica → Volta para a Home Doador. </text:span></text:p>
          </draw:text-box>
        </draw:frame>
        <draw:frame draw:style-name="gr4" draw:text-style-name="P5" draw:layer="layout" svg:width="0.387cm" svg:height="0.433cm" svg:x="4.445cm" svg:y="21.802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401cm" svg:height="0.433cm" svg:x="5.08cm" svg:y="21.802cm">
          <draw:text-box>
            <text:p text:style-name="P2"><text:span text:style-name="T8">Na Home:</text:span><text:span text:style-name="T4"> Clica em um anúncio com notificação → Tela Gestão de Anúncios </text:span></text:p>
          </draw:text-box>
        </draw:frame>
        <draw:frame draw:style-name="gr4" draw:text-style-name="P5" draw:layer="layout" svg:width="2.343cm" svg:height="0.433cm" svg:x="5.08cm" svg:y="22.316cm">
          <draw:text-box>
            <text:p text:style-name="P2"><text:span text:style-name="T4">(Aprovação). </text:span></text:p>
          </draw:text-box>
        </draw:frame>
        <draw:frame draw:style-name="gr4" draw:text-style-name="P5" draw:layer="layout" svg:width="0.387cm" svg:height="0.433cm" svg:x="4.445cm" svg:y="22.829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185cm" svg:height="0.433cm" svg:x="5.08cm" svg:y="22.829cm">
          <draw:text-box>
            <text:p text:style-name="P2"><text:span text:style-name="T8">Na Aprovação:</text:span><text:span text:style-name="T4"> Clica em "Aprovar" → Tela de Agendamento Logístico (para </text:span></text:p>
          </draw:text-box>
        </draw:frame>
        <draw:frame draw:style-name="gr4" draw:text-style-name="P5" draw:layer="layout" svg:width="3.863cm" svg:height="0.433cm" svg:x="5.08cm" svg:y="23.342cm">
          <draw:text-box>
            <text:p text:style-name="P2"><text:span text:style-name="T4">coordenar a entrega). </text:span></text:p>
          </draw:text-box>
        </draw:frame>
        <draw:frame draw:style-name="gr4" draw:text-style-name="P5" draw:layer="layout" svg:width="0.387cm" svg:height="0.433cm" svg:x="4.445cm" svg:y="23.855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114cm" svg:height="0.433cm" svg:x="5.08cm" svg:y="23.855cm">
          <draw:text-box>
            <text:p text:style-name="P2"><text:span text:style-name="T4">Clica em "Perfil" → Clica em "Ver Dashboard" → </text:span><text:span text:style-name="T3">Tela Dashboard de </text:span></text:p>
          </draw:text-box>
        </draw:frame>
        <draw:frame draw:style-name="gr4" draw:text-style-name="P5" draw:layer="layout" svg:width="1.716cm" svg:height="0.433cm" svg:x="5.08cm" svg:y="24.368cm">
          <draw:text-box>
            <text:p text:style-name="P2"><text:span text:style-name="T3">Impacto.</text:span><text:span text:style-name="T4"> </text:span></text:p>
          </draw:text-box>
        </draw:frame>
        <draw:frame draw:style-name="gr4" draw:text-style-name="P5" draw:layer="layout" svg:width="6.72cm" svg:height="0.433cm" svg:x="2.54cm" svg:y="25.305cm">
          <draw:text-box>
            <text:p text:style-name="P2"><text:span text:style-name="T3">2. Guia de Telas para o Squad de UI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16.084cm" svg:height="0.433cm" svg:x="2.54cm" svg:y="2.553cm">
          <draw:text-box>
            <text:p text:style-name="P2"><text:span text:style-name="T4">Este é o briefing detalhado para o Squad de UI. A vossa missão é aplicar a identidade visual </text:span></text:p>
          </draw:text-box>
        </draw:frame>
        <draw:frame draw:style-name="gr4" draw:text-style-name="P5" draw:layer="layout" svg:width="15.267cm" svg:height="0.433cm" svg:x="2.54cm" svg:y="3.066cm">
          <draw:text-box>
            <text:p text:style-name="P2"><text:span text:style-name="T4">(cores, fontes) sobre a estrutura de wireframes já definida no protótipo, além de criar as </text:span></text:p>
          </draw:text-box>
        </draw:frame>
        <draw:frame draw:style-name="gr4" draw:text-style-name="P5" draw:layer="layout" svg:width="9.616cm" svg:height="0.433cm" svg:x="2.54cm" svg:y="3.579cm">
          <draw:text-box>
            <text:p text:style-name="P2"><text:span text:style-name="T4">telas de apoio para garantir uma experiência completa.</text:span><text:span text:style-name="T3"> </text:span></text:p>
          </draw:text-box>
        </draw:frame>
        <draw:frame draw:style-name="gr5" draw:text-style-name="P6" draw:layer="layout" svg:width="7.537cm" svg:height="0.395cm" svg:x="2.54cm" svg:y="4.514cm">
          <draw:text-box>
            <text:p text:style-name="P2"><text:span text:style-name="T6">2.1. As 12 Telas Essenciais (Já no Protótipo) </text:span></text:p>
          </draw:text-box>
        </draw:frame>
        <draw:frame draw:style-name="gr4" draw:text-style-name="P5" draw:layer="layout" svg:width="15.242cm" svg:height="0.433cm" svg:x="2.54cm" svg:y="5.37cm">
          <draw:text-box>
            <text:p text:style-name="P2"><text:span text:style-name="T4">O protótipo no Figma já contém o esqueleto para estas telas. O vosso trabalho é criar o </text:span></text:p>
          </draw:text-box>
        </draw:frame>
        <draw:frame draw:style-name="gr4" draw:text-style-name="P5" draw:layer="layout" svg:width="15.606cm" svg:height="0.433cm" svg:x="2.54cm" svg:y="5.883cm">
          <draw:text-box>
            <text:p text:style-name="P2"><text:span text:style-name="T4">design de alta fidelidade para cada uma, seguindo os princípios de UI da nossa pesquisa. </text:span></text:p>
          </draw:text-box>
        </draw:frame>
        <draw:frame draw:style-name="gr4" draw:text-style-name="P5" draw:layer="layout" svg:width="0.438cm" svg:height="0.433cm" svg:x="3.175cm" svg:y="6.82cm">
          <draw:text-box>
            <text:p text:style-name="P2"><text:span text:style-name="T4">1. </text:span></text:p>
          </draw:text-box>
        </draw:frame>
        <draw:frame draw:style-name="gr4" draw:text-style-name="P5" draw:layer="layout" svg:width="4.638cm" svg:height="0.433cm" svg:x="3.81cm" svg:y="6.82cm">
          <draw:text-box>
            <text:p text:style-name="P2"><text:span text:style-name="T3">Tela de Login / Cadastro </text:span></text:p>
          </draw:text-box>
        </draw:frame>
        <draw:frame draw:style-name="gr4" draw:text-style-name="P5" draw:layer="layout" svg:width="0.438cm" svg:height="0.433cm" svg:x="3.175cm" svg:y="7.333cm">
          <draw:text-box>
            <text:p text:style-name="P2"><text:span text:style-name="T4">2. </text:span></text:p>
          </draw:text-box>
        </draw:frame>
        <draw:frame draw:style-name="gr4" draw:text-style-name="P5" draw:layer="layout" svg:width="4.705cm" svg:height="0.433cm" svg:x="3.81cm" svg:y="7.333cm">
          <draw:text-box>
            <text:p text:style-name="P2"><text:span text:style-name="T3">Tela de Escolha de Perfil </text:span></text:p>
          </draw:text-box>
        </draw:frame>
        <draw:frame draw:style-name="gr4" draw:text-style-name="P5" draw:layer="layout" svg:width="0.438cm" svg:height="0.433cm" svg:x="3.175cm" svg:y="7.846cm">
          <draw:text-box>
            <text:p text:style-name="P2"><text:span text:style-name="T4">3. </text:span></text:p>
          </draw:text-box>
        </draw:frame>
        <draw:frame draw:style-name="gr4" draw:text-style-name="P5" draw:layer="layout" svg:width="4.684cm" svg:height="0.433cm" svg:x="3.81cm" svg:y="7.846cm">
          <draw:text-box>
            <text:p text:style-name="P2"><text:span text:style-name="T3">Tela Home (Beneficiário) </text:span></text:p>
          </draw:text-box>
        </draw:frame>
        <draw:frame draw:style-name="gr4" draw:text-style-name="P5" draw:layer="layout" svg:width="0.438cm" svg:height="0.433cm" svg:x="3.175cm" svg:y="8.359cm">
          <draw:text-box>
            <text:p text:style-name="P2"><text:span text:style-name="T4">4. </text:span></text:p>
          </draw:text-box>
        </draw:frame>
        <draw:frame draw:style-name="gr4" draw:text-style-name="P5" draw:layer="layout" svg:width="3.812cm" svg:height="0.433cm" svg:x="3.81cm" svg:y="8.359cm">
          <draw:text-box>
            <text:p text:style-name="P2"><text:span text:style-name="T3">Tela Home (Doador) </text:span></text:p>
          </draw:text-box>
        </draw:frame>
        <draw:frame draw:style-name="gr4" draw:text-style-name="P5" draw:layer="layout" svg:width="0.438cm" svg:height="0.433cm" svg:x="3.175cm" svg:y="8.872cm">
          <draw:text-box>
            <text:p text:style-name="P2"><text:span text:style-name="T4">5. </text:span></text:p>
          </draw:text-box>
        </draw:frame>
        <draw:frame draw:style-name="gr4" draw:text-style-name="P5" draw:layer="layout" svg:width="5.594cm" svg:height="0.433cm" svg:x="3.81cm" svg:y="8.872cm">
          <draw:text-box>
            <text:p text:style-name="P2"><text:span text:style-name="T3">Tela de Catálogo de Materiais </text:span></text:p>
          </draw:text-box>
        </draw:frame>
        <draw:frame draw:style-name="gr4" draw:text-style-name="P5" draw:layer="layout" svg:width="0.438cm" svg:height="0.433cm" svg:x="3.175cm" svg:y="9.386cm">
          <draw:text-box>
            <text:p text:style-name="P2"><text:span text:style-name="T4">6. </text:span></text:p>
          </draw:text-box>
        </draw:frame>
        <draw:frame draw:style-name="gr4" draw:text-style-name="P5" draw:layer="layout" svg:width="5.433cm" svg:height="0.433cm" svg:x="3.81cm" svg:y="9.386cm">
          <draw:text-box>
            <text:p text:style-name="P2"><text:span text:style-name="T3">Tela de Detalhes do Anúncio </text:span></text:p>
          </draw:text-box>
        </draw:frame>
        <draw:frame draw:style-name="gr4" draw:text-style-name="P5" draw:layer="layout" svg:width="0.438cm" svg:height="0.433cm" svg:x="3.175cm" svg:y="9.899cm">
          <draw:text-box>
            <text:p text:style-name="P2"><text:span text:style-name="T4">7. </text:span></text:p>
          </draw:text-box>
        </draw:frame>
        <draw:frame draw:style-name="gr4" draw:text-style-name="P5" draw:layer="layout" svg:width="6.331cm" svg:height="0.433cm" svg:x="3.81cm" svg:y="9.899cm">
          <draw:text-box>
            <text:p text:style-name="P2"><text:span text:style-name="T3">Tela de Formulário de Solicitação </text:span></text:p>
          </draw:text-box>
        </draw:frame>
        <draw:frame draw:style-name="gr4" draw:text-style-name="P5" draw:layer="layout" svg:width="0.438cm" svg:height="0.433cm" svg:x="3.175cm" svg:y="10.412cm">
          <draw:text-box>
            <text:p text:style-name="P2"><text:span text:style-name="T4">8. </text:span></text:p>
          </draw:text-box>
        </draw:frame>
        <draw:frame draw:style-name="gr4" draw:text-style-name="P5" draw:layer="layout" svg:width="7.893cm" svg:height="0.433cm" svg:x="3.81cm" svg:y="10.412cm">
          <draw:text-box>
            <text:p text:style-name="P2"><text:span text:style-name="T3">Tela de Minhas Solicitações (Beneficiário) </text:span></text:p>
          </draw:text-box>
        </draw:frame>
        <draw:frame draw:style-name="gr4" draw:text-style-name="P5" draw:layer="layout" svg:width="0.438cm" svg:height="0.433cm" svg:x="3.175cm" svg:y="10.925cm">
          <draw:text-box>
            <text:p text:style-name="P2"><text:span text:style-name="T4">9. </text:span></text:p>
          </draw:text-box>
        </draw:frame>
        <draw:frame draw:style-name="gr4" draw:text-style-name="P5" draw:layer="layout" svg:width="7.207cm" svg:height="0.433cm" svg:x="3.81cm" svg:y="10.925cm">
          <draw:text-box>
            <text:p text:style-name="P2"><text:span text:style-name="T3">Tela de Cadastro de Anúncio (Doador) </text:span></text:p>
          </draw:text-box>
        </draw:frame>
        <draw:frame draw:style-name="gr4" draw:text-style-name="P5" draw:layer="layout" svg:width="8.359cm" svg:height="0.433cm" svg:x="3.175cm" svg:y="11.438cm">
          <draw:text-box>
            <text:p text:style-name="P2"><text:span text:style-name="T4">10. </text:span><text:span text:style-name="T3">Tela de Gestão de Anúncios (Aprovação) </text:span></text:p>
          </draw:text-box>
        </draw:frame>
        <draw:frame draw:style-name="gr4" draw:text-style-name="P5" draw:layer="layout" svg:width="6.648cm" svg:height="0.433cm" svg:x="3.175cm" svg:y="11.951cm">
          <draw:text-box>
            <text:p text:style-name="P2"><text:span text:style-name="T4">11. </text:span><text:span text:style-name="T3">Tela de Agendamento Logístico </text:span></text:p>
          </draw:text-box>
        </draw:frame>
        <draw:frame draw:style-name="gr4" draw:text-style-name="P5" draw:layer="layout" svg:width="8.727cm" svg:height="0.433cm" svg:x="3.175cm" svg:y="12.465cm">
          <draw:text-box>
            <text:p text:style-name="P2"><text:span text:style-name="T4">12. </text:span><text:span text:style-name="T3">Tela de Dashboard de Impacto (Doador PJ) </text:span></text:p>
          </draw:text-box>
        </draw:frame>
        <draw:frame draw:style-name="gr5" draw:text-style-name="P6" draw:layer="layout" svg:width="6.911cm" svg:height="0.395cm" svg:x="2.54cm" svg:y="13.4cm">
          <draw:text-box>
            <text:p text:style-name="P2"><text:span text:style-name="T6">2.2. Telas de Apoio a Serem Desenhadas </text:span></text:p>
          </draw:text-box>
        </draw:frame>
        <draw:frame draw:style-name="gr4" draw:text-style-name="P5" draw:layer="layout" svg:width="15.043cm" svg:height="0.433cm" svg:x="2.54cm" svg:y="14.291cm">
          <draw:text-box>
            <text:p text:style-name="P2"><text:span text:style-name="T4">Estas são as telas que complementam o fluxo e garantem uma experiência robusta. O </text:span></text:p>
          </draw:text-box>
        </draw:frame>
        <draw:frame draw:style-name="gr4" draw:text-style-name="P5" draw:layer="layout" svg:width="15.382cm" svg:height="0.433cm" svg:x="2.54cm" svg:y="14.804cm">
          <draw:text-box>
            <text:p text:style-name="P2"><text:span text:style-name="T4">Squad de UX (eu) fornecerá o wireframe básico se necessário, mas o Squad de UI deve </text:span></text:p>
          </draw:text-box>
        </draw:frame>
        <draw:frame draw:style-name="gr4" draw:text-style-name="P5" draw:layer="layout" svg:width="6.322cm" svg:height="0.433cm" svg:x="2.54cm" svg:y="15.317cm">
          <draw:text-box>
            <text:p text:style-name="P2"><text:span text:style-name="T4">focar em aplicar a identidade visual. </text:span></text:p>
          </draw:text-box>
        </draw:frame>
        <draw:frame draw:style-name="gr4" draw:text-style-name="P5" draw:layer="layout" svg:width="0.387cm" svg:height="0.433cm" svg:x="3.175cm" svg:y="16.254cm">
          <draw:text-box>
            <text:p text:style-name="P2"><text:span text:style-name="T4">● </text:span></text:p>
          </draw:text-box>
        </draw:frame>
        <draw:frame draw:style-name="gr4" draw:text-style-name="P5" draw:layer="layout" svg:width="7.546cm" svg:height="0.433cm" svg:x="3.81cm" svg:y="16.254cm">
          <draw:text-box>
            <text:p text:style-name="P2"><text:span text:style-name="T3">Telas de "Estado Vazio" (Empty States): </text:span></text:p>
          </draw:text-box>
        </draw:frame>
        <draw:frame draw:style-name="gr4" draw:text-style-name="P5" draw:layer="layout" svg:width="0.387cm" svg:height="0.433cm" svg:x="4.445cm" svg:y="16.767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151cm" svg:height="0.433cm" svg:x="5.08cm" svg:y="16.767cm">
          <draw:text-box>
            <text:p text:style-name="P2"><text:span text:style-name="T4">Tela "Minhas Solicitações" quando o usuário ainda não fez nenhum pedido. </text:span></text:p>
          </draw:text-box>
        </draw:frame>
        <draw:frame draw:style-name="gr4" draw:text-style-name="P5" draw:layer="layout" svg:width="0.387cm" svg:height="0.433cm" svg:x="4.445cm" svg:y="17.28cm">
          <draw:text-box>
            <text:p text:style-name="P2"><text:span text:style-name="T4">○ </text:span></text:p>
          </draw:text-box>
        </draw:frame>
        <draw:frame draw:style-name="gr4" draw:text-style-name="P5" draw:layer="layout" svg:width="10.348cm" svg:height="0.433cm" svg:x="5.08cm" svg:y="17.28cm">
          <draw:text-box>
            <text:p text:style-name="P2"><text:span text:style-name="T4">Tela "Catálogo" quando uma busca não retorna resultados. </text:span></text:p>
          </draw:text-box>
        </draw:frame>
        <draw:frame draw:style-name="gr4" draw:text-style-name="P5" draw:layer="layout" svg:width="0.387cm" svg:height="0.433cm" svg:x="4.445cm" svg:y="17.793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401cm" svg:height="0.433cm" svg:x="5.08cm" svg:y="17.793cm">
          <draw:text-box>
            <text:p text:style-name="P2"><text:span text:style-name="T4">Tela "Home Doador" quando o doador ainda não tem nenhum anúncio. </text:span></text:p>
          </draw:text-box>
        </draw:frame>
        <draw:frame draw:style-name="gr4" draw:text-style-name="P5" draw:layer="layout" svg:width="0.387cm" svg:height="0.433cm" svg:x="4.445cm" svg:y="18.306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884cm" svg:height="0.433cm" svg:x="5.08cm" svg:y="18.306cm">
          <draw:text-box>
            <text:p text:style-name="P2"><text:span text:style-name="T8">Ação:</text:span><text:span text:style-name="T4"> Criar ilustrações ou mensagens amigáveis para guiar o usuário (ex: </text:span></text:p>
          </draw:text-box>
        </draw:frame>
        <draw:frame draw:style-name="gr4" draw:text-style-name="P5" draw:layer="layout" svg:width="13.113cm" svg:height="0.433cm" svg:x="5.08cm" svg:y="18.82cm">
          <draw:text-box>
            <text:p text:style-name="P2"><text:span text:style-name="T4">"Nenhum material encontrado. Tente uma busca diferente!" ou "Você ainda </text:span></text:p>
          </draw:text-box>
        </draw:frame>
        <draw:frame draw:style-name="gr4" draw:text-style-name="P5" draw:layer="layout" svg:width="8.079cm" svg:height="0.433cm" svg:x="5.08cm" svg:y="19.333cm">
          <draw:text-box>
            <text:p text:style-name="P2"><text:span text:style-name="T4">não tem anúncios. Que tal começar a doar?"). </text:span></text:p>
          </draw:text-box>
        </draw:frame>
        <draw:frame draw:style-name="gr4" draw:text-style-name="P5" draw:layer="layout" svg:width="0.387cm" svg:height="0.433cm" svg:x="3.175cm" svg:y="19.846cm">
          <draw:text-box>
            <text:p text:style-name="P2"><text:span text:style-name="T4">● </text:span></text:p>
          </draw:text-box>
        </draw:frame>
        <draw:frame draw:style-name="gr4" draw:text-style-name="P5" draw:layer="layout" svg:width="6.517cm" svg:height="0.433cm" svg:x="3.81cm" svg:y="19.846cm">
          <draw:text-box>
            <text:p text:style-name="P2"><text:span text:style-name="T3">Telas de Feedback e Confirmação: </text:span></text:p>
          </draw:text-box>
        </draw:frame>
        <draw:frame draw:style-name="gr4" draw:text-style-name="P5" draw:layer="layout" svg:width="0.387cm" svg:height="0.433cm" svg:x="4.445cm" svg:y="20.359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346cm" svg:height="0.433cm" svg:x="5.08cm" svg:y="20.359cm">
          <draw:text-box>
            <text:p text:style-name="P2"><text:span text:style-name="T3">Sucesso:</text:span><text:span text:style-name="T4"> Uma tela modal (pop-up) ou tela cheia para confirmar ações </text:span></text:p>
          </draw:text-box>
        </draw:frame>
        <draw:frame draw:style-name="gr4" draw:text-style-name="P5" draw:layer="layout" svg:width="13.159cm" svg:height="0.433cm" svg:x="5.08cm" svg:y="20.872cm">
          <draw:text-box>
            <text:p text:style-name="P2"><text:span text:style-name="T4">importantes (ex: "Solicitação enviada com sucesso!", "Anúncio publicado!"). </text:span></text:p>
          </draw:text-box>
        </draw:frame>
        <draw:frame draw:style-name="gr4" draw:text-style-name="P5" draw:layer="layout" svg:width="0.387cm" svg:height="0.433cm" svg:x="4.445cm" svg:y="21.385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392cm" svg:height="0.433cm" svg:x="5.08cm" svg:y="21.385cm">
          <draw:text-box>
            <text:p text:style-name="P2"><text:span text:style-name="T3">Erro:</text:span><text:span text:style-name="T4"> Como o app comunica um erro? (Ex: falha no upload de imagem, falha </text:span></text:p>
          </draw:text-box>
        </draw:frame>
        <draw:frame draw:style-name="gr4" draw:text-style-name="P5" draw:layer="layout" svg:width="2.364cm" svg:height="0.433cm" svg:x="5.08cm" svg:y="21.899cm">
          <draw:text-box>
            <text:p text:style-name="P2"><text:span text:style-name="T4">de conexão). </text:span></text:p>
          </draw:text-box>
        </draw:frame>
        <draw:frame draw:style-name="gr4" draw:text-style-name="P5" draw:layer="layout" svg:width="0.387cm" svg:height="0.433cm" svg:x="4.445cm" svg:y="22.412cm">
          <draw:text-box>
            <text:p text:style-name="P2"><text:span text:style-name="T4">○ </text:span></text:p>
          </draw:text-box>
        </draw:frame>
        <draw:frame draw:style-name="gr4" draw:text-style-name="P5" draw:layer="layout" svg:width="11.453cm" svg:height="0.433cm" svg:x="5.08cm" svg:y="22.412cm">
          <draw:text-box>
            <text:p text:style-name="P2"><text:span text:style-name="T3">Carregamento (Loading):</text:span><text:span text:style-name="T4"> Como é a animação ou o indicador de </text:span></text:p>
          </draw:text-box>
        </draw:frame>
        <draw:frame draw:style-name="gr4" draw:text-style-name="P5" draw:layer="layout" svg:width="8.663cm" svg:height="0.433cm" svg:x="5.08cm" svg:y="22.925cm">
          <draw:text-box>
            <text:p text:style-name="P2"><text:span text:style-name="T4">carregamento enquanto os dados são buscados? </text:span></text:p>
          </draw:text-box>
        </draw:frame>
        <draw:frame draw:style-name="gr4" draw:text-style-name="P5" draw:layer="layout" svg:width="0.387cm" svg:height="0.433cm" svg:x="3.175cm" svg:y="23.438cm">
          <draw:text-box>
            <text:p text:style-name="P2"><text:span text:style-name="T4">● </text:span></text:p>
          </draw:text-box>
        </draw:frame>
        <draw:frame draw:style-name="gr4" draw:text-style-name="P5" draw:layer="layout" svg:width="6.047cm" svg:height="0.433cm" svg:x="3.81cm" svg:y="23.438cm">
          <draw:text-box>
            <text:p text:style-name="P2"><text:span text:style-name="T3">Telas de Perfil e Configurações: </text:span></text:p>
          </draw:text-box>
        </draw:frame>
        <draw:frame draw:style-name="gr4" draw:text-style-name="P5" draw:layer="layout" svg:width="0.387cm" svg:height="0.433cm" svg:x="4.445cm" svg:y="23.951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286cm" svg:height="0.433cm" svg:x="5.08cm" svg:y="23.951cm">
          <draw:text-box>
            <text:p text:style-name="P2"><text:span text:style-name="T3">Tela de Perfil Principal:</text:span><text:span text:style-name="T4"> Uma tela central que o usuário acede pelo rodapé. </text:span></text:p>
          </draw:text-box>
        </draw:frame>
        <draw:frame draw:style-name="gr4" draw:text-style-name="P5" draw:layer="layout" svg:width="10.691cm" svg:height="0.433cm" svg:x="5.08cm" svg:y="24.464cm">
          <draw:text-box>
            <text:p text:style-name="P2"><text:span text:style-name="T4">Deve conter atalhos para "Meus Dados", "Minhas Atividades" </text:span></text:p>
          </draw:text-box>
        </draw:frame>
        <draw:frame draw:style-name="gr4" draw:text-style-name="P5" draw:layer="layout" svg:width="12.122cm" svg:height="0.433cm" svg:x="5.08cm" svg:y="24.977cm">
          <draw:text-box>
            <text:p text:style-name="P2"><text:span text:style-name="T4">(Doações/Solicitações), "Notificações", "Sobre o R+Cidades" e "Sair". </text:span></text:p>
          </draw:text-box>
        </draw:frame>
        <draw:frame draw:style-name="gr4" draw:text-style-name="P5" draw:layer="layout" svg:width="0.387cm" svg:height="0.433cm" svg:x="4.445cm" svg:y="25.491cm">
          <draw:text-box>
            <text:p text:style-name="P2"><text:span text:style-name="T4">○ </text:span></text:p>
          </draw:text-box>
        </draw:frame>
        <draw:frame draw:style-name="gr4" draw:text-style-name="P5" draw:layer="layout" svg:width="13.29cm" svg:height="0.433cm" svg:x="5.08cm" svg:y="25.491cm">
          <draw:text-box>
            <text:p text:style-name="P2"><text:span text:style-name="T3">Tela Editar Perfil:</text:span><text:span text:style-name="T4"> Formulário para o usuário editar nome, senha, endereço, </text:span></text:p>
          </draw:text-box>
        </draw:frame>
        <draw:frame draw:style-name="gr4" draw:text-style-name="P5" draw:layer="layout" svg:width="0.743cm" svg:height="0.433cm" svg:x="5.08cm" svg:y="26.004cm">
          <draw:text-box>
            <text:p text:style-name="P2"><text:span text:style-name="T4">etc.</text:span><text:span text:style-name="T3">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0.387cm" svg:height="0.433cm" svg:x="3.175cm" svg:y="2.553cm">
          <draw:text-box>
            <text:p text:style-name="P2"><text:span text:style-name="T4">● </text:span></text:p>
          </draw:text-box>
        </draw:frame>
        <draw:frame draw:style-name="gr4" draw:text-style-name="P5" draw:layer="layout" svg:width="14.031cm" svg:height="0.433cm" svg:x="3.81cm" svg:y="2.553cm">
          <draw:text-box>
            <text:p text:style-name="P2"><text:span text:style-name="T3">Tela de Notificações:</text:span><text:span text:style-name="T4"> Uma lista centralizada de todas as notificações recebidas </text:span></text:p>
          </draw:text-box>
        </draw:frame>
        <draw:frame draw:style-name="gr4" draw:text-style-name="P5" draw:layer="layout" svg:width="13.993cm" svg:height="0.433cm" svg:x="3.81cm" svg:y="3.066cm">
          <draw:text-box>
            <text:p text:style-name="P2"><text:span text:style-name="T4">pelo usuário (ex: "Sua solicitação foi aprovada!", "Você recebeu um novo pedido </text:span></text:p>
          </draw:text-box>
        </draw:frame>
        <draw:frame draw:style-name="gr4" draw:text-style-name="P5" draw:layer="layout" svg:width="5.573cm" svg:height="0.433cm" svg:x="3.81cm" svg:y="3.579cm">
          <draw:text-box>
            <text:p text:style-name="P2"><text:span text:style-name="T4">para o seu anúncio de Tijolos"). </text:span></text:p>
          </draw:text-box>
        </draw:frame>
        <draw:frame draw:style-name="gr4" draw:text-style-name="P5" draw:layer="layout" svg:width="3.228cm" svg:height="0.433cm" svg:x="2.54cm" svg:y="4.516cm">
          <draw:text-box>
            <text:p text:style-name="P2"><text:span text:style-name="T3">3. Plano de Ação </text:span></text:p>
          </draw:text-box>
        </draw:frame>
        <draw:frame draw:style-name="gr6" draw:text-style-name="P7" draw:layer="layout" svg:width="2.711cm" svg:height="0.475cm" svg:x="2.54cm" svg:y="5.453cm">
          <draw:text-box>
            <text:p text:style-name="P2"><text:span text:style-name="T9">Squad de UI: </text:span></text:p>
          </draw:text-box>
        </draw:frame>
        <draw:frame draw:style-name="gr4" draw:text-style-name="P5" draw:layer="layout" svg:width="0.387cm" svg:height="0.433cm" svg:x="4.445cm" svg:y="6.435cm">
          <draw:text-box>
            <text:p text:style-name="P2"><text:span text:style-name="T4">○ </text:span></text:p>
          </draw:text-box>
        </draw:frame>
        <draw:frame draw:style-name="gr4" draw:text-style-name="P5" draw:layer="layout" svg:width="11.398cm" svg:height="0.433cm" svg:x="5.08cm" svg:y="6.435cm">
          <draw:text-box>
            <text:p text:style-name="P2"><text:span text:style-name="T3">Ação Imediata:</text:span><text:span text:style-name="T4"> Analisar o protótipo no Figma e este documento. </text:span></text:p>
          </draw:text-box>
        </draw:frame>
        <draw:frame draw:style-name="gr4" draw:text-style-name="P5" draw:layer="layout" svg:width="0.387cm" svg:height="0.433cm" svg:x="4.445cm" svg:y="6.948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981cm" svg:height="0.433cm" svg:x="5.08cm" svg:y="6.948cm">
          <draw:text-box>
            <text:p text:style-name="P2"><text:span text:style-name="T3">Próximo Passo:</text:span><text:span text:style-name="T4"> Começar a desenvolver o </text:span><text:span text:style-name="T3">Style Guide</text:span><text:span text:style-name="T4"> (cores, tipografia, </text:span></text:p>
          </draw:text-box>
        </draw:frame>
        <draw:frame draw:style-name="gr4" draw:text-style-name="P5" draw:layer="layout" svg:width="4.621cm" svg:height="0.433cm" svg:x="5.08cm" svg:y="7.462cm">
          <draw:text-box>
            <text:p text:style-name="P2"><text:span text:style-name="T4">botões, ícones) no Figma. </text:span></text:p>
          </draw:text-box>
        </draw:frame>
        <draw:frame draw:style-name="gr4" draw:text-style-name="P5" draw:layer="layout" svg:width="0.387cm" svg:height="0.433cm" svg:x="4.445cm" svg:y="7.975cm">
          <draw:text-box>
            <text:p text:style-name="P2"><text:span text:style-name="T4">○ </text:span></text:p>
          </draw:text-box>
        </draw:frame>
        <draw:frame draw:style-name="gr4" draw:text-style-name="P5" draw:layer="layout" svg:width="12.965cm" svg:height="0.433cm" svg:x="5.08cm" svg:y="7.975cm">
          <draw:text-box>
            <text:p text:style-name="P2"><text:span text:style-name="T3">A fazer:</text:span><text:span text:style-name="T4"> Começar a aplicar o design de alta fidelidade nas telas principais, </text:span></text:p>
          </draw:text-box>
        </draw:frame>
        <draw:frame draw:style-name="gr4" draw:text-style-name="P5" draw:layer="layout" svg:width="9.81cm" svg:height="0.433cm" svg:x="5.08cm" svg:y="8.488cm">
          <draw:text-box>
            <text:p text:style-name="P2"><text:span text:style-name="T4">começando pela </text:span><text:span text:style-name="T3">Home (Beneficiário)</text:span><text:span text:style-name="T4"> e pelo </text:span><text:span text:style-name="T3">Catálogo</text:span><text:span text:style-name="T4">. </text:span></text:p>
          </draw:text-box>
        </draw:frame>
        <draw:frame draw:style-name="gr4" draw:text-style-name="P5" draw:layer="layout" svg:width="0.387cm" svg:height="0.433cm" svg:x="2.54cm" svg:y="9.42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7cm" svg:height="0.433cm" svg:x="2.54cm" svg:y="9.938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Mono" svg:font-family="RobotoMono"/>
    <style:font-face style:name="RobotoMono1" svg:font-family="RobotoMono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25"/>
    <meta:generator>LibreOffice/7.3.7.2$Linux_X86_64 LibreOffice_project/30$Build-2</meta:generator>
  </office:meta>
</office:document-meta>
</file>